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image/gif" manifest:full-path="Object 1/Pictures/100002000000000C0000000CDA3C0BB5.gif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7" office:value-type="string">
            <text:p>Race and Burn</text:p>
          </table:table-cell>
          <table:table-cell table:style-name="ce8" office:value-type="string">
            <text:p>Last Race</text:p>
          </table:table-cell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5" office:value-type="string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5" office:value-type="string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5" office:value-type="string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5" office:value-type="string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5" office:value-type="string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5" office:value-type="string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5" office:value-type="string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5"/>
          <table:table-cell/>
          <table:table-cell office:value-type="float" office:value="309">
            <text:p>309</text:p>
          </table:table-cell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5"/>
          <table:table-cell/>
          <table:table-cell office:value-type="float" office:value="315">
            <text:p>315</text:p>
          </table:table-cell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5"/>
          <table:table-cell/>
          <table:table-cell office:value-type="float" office:value="321">
            <text:p>321</text:p>
          </table:table-cell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5"/>
          <table:table-cell/>
          <table:table-cell office:value-type="float" office:value="327">
            <text:p>327</text:p>
          </table:table-cell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5"/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5"/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5"/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5" office:value-type="string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6">
            <draw:frame table:end-cell-address="Лист1.W97" table:end-x="0.446cm" table:end-y="0.344cm" draw:z-index="0" draw:style-name="gr1" svg:width="49.876cm" svg:height="16.588cm" svg:x="0.614cm" svg:y="0.424cm">
              <draw:object draw:notify-on-update-of-ranges="Лист1.A2:Лист1.A153 Лист1.B1:Лист1.B1 Лист1.B2:Лист1.B153 Лист1.C1:Лист1.C1 Лист1.C2:Лист1.C153 Лист1.D1:Лист1.D1 Лист1.D2:Лист1.D1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date" office:date-value="2011-09-09">
            <text:p>2011-09-09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9">29.07.2011</text:date>, <text:time>18:54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7-29T18:54:54.68</dc:date>
    <meta:editing-duration>P3DT6H2M1S</meta:editing-duration>
    <meta:editing-cycles>138</meta:editing-cycles>
    <meta:generator>LibreOffice/3.4$Win32 LibreOffice_project/340m1$Build-103</meta:generator>
    <meta:document-statistic meta:table-count="3" meta:cell-count="3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318cm" chart:symbol-height="0.318cm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877cm" svg:height="16.589cm" xlink:href=".." xlink:type="simple" chart:class="chart:line" chart:style-name="ch1">
        <chart:plot-area chart:style-name="ch2" table:cell-range-address="Лист1.A1:Лист1.D153" chart:data-source-has-labels="both" svg:x="0.312cm" svg:y="2.044cm" svg:width="49.119cm" svg:height="11.734cm">
          <chartooo:coordinate-region svg:x="1.489cm" svg:y="2.256cm" svg:width="47.942cm" svg:height="10.849cm"/>
          <chart:axis chart:dimension="x" chart:name="primary-x" chart:style-name="ch3" chartooo:axis-type="auto">
            <chartooo:date-scale/>
            <chart:categories table:cell-range-address="Лист1.A2:Лист1.A153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53" chart:label-cell-address="Лист1.B1:Лист1.B1" chart:class="chart:line">
            <chart:data-point chart:repeated="152"/>
          </chart:series>
          <chart:series chart:style-name="ch7" chart:values-cell-range-address="Лист1.C2:Лист1.C153" chart:label-cell-address="Лист1.C1:Лист1.C1" chart:class="chart:line">
            <chart:data-point chart:repeated="13"/>
            <chart:data-point chart:style-name="ch8"/>
            <chart:data-point chart:repeated="138"/>
          </chart:series>
          <chart:series chart:style-name="ch9" chart:values-cell-range-address="Лист1.D2:Лист1.D153" chart:label-cell-address="Лист1.D1:Лист1.D1" chart:class="chart:line">
            <chart:data-point chart:repeated="1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53</svg:desc>
                </draw:g>
              </table:table-cell>
              <table:table-cell office:value-type="float" office:value="0">
                <text:p>0</text:p>
                <draw:g>
                  <svg:desc>Лист1.B2:Лист1.B153</svg:desc>
                </draw:g>
              </table:table-cell>
              <table:table-cell office:value-type="float" office:value="0">
                <text:p>0</text:p>
                <draw:g>
                  <svg:desc>Лист1.C2:Лист1.C153</svg:desc>
                </draw:g>
              </table:table-cell>
              <table:table-cell office:value-type="float" office:value="0">
                <text:p>0</text:p>
                <draw:g>
                  <svg:desc>Лист1.D2:Лист1.D153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NaN">
                <text:p>NaN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5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6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7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8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9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0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1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2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3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4">
                <text:p>40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5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6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7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8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09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1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2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3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4">
                <text:p>40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5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6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8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1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2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3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4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5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6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7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8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29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0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1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2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3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4">
                <text:p>40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5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6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7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8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39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0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1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2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3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4">
                <text:p>40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5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6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47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1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